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Courier New" svg:font-family="'Courier New'" style:font-family-generic="modern" style:font-pitch="fixed"/>
    <style:font-face style:name="Cousine" svg:font-family="Cousine" style:font-family-generic="modern"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5014in" table:align="left"/>
    </style:style>
    <style:style style:name="Table1.A" style:family="table-column">
      <style:table-column-properties style:column-width="3.7368in"/>
    </style:style>
    <style:style style:name="Table1.B" style:family="table-column">
      <style:table-column-properties style:column-width="0.3285in"/>
    </style:style>
    <style:style style:name="Table1.C" style:family="table-column">
      <style:table-column-properties style:column-width="0.4361in"/>
    </style:style>
    <style:style style:name="Table1.A1" style:family="table-cell">
      <style:table-cell-properties style:vertical-align="middle" fo:padding="0.0194in" fo:border="none"/>
    </style:style>
    <style:style style:name="Table2" style:family="table">
      <style:table-properties style:width="6.925in" fo:break-before="page" table:align="margins"/>
    </style:style>
    <style:style style:name="Table2.A" style:family="table-column">
      <style:table-column-properties style:column-width="6.925in" style:rel-column-width="65535*"/>
    </style:style>
    <style:style style:name="Table2.1" style:family="table-row">
      <style:table-row-properties style:min-row-height="7.8722in"/>
    </style:style>
    <style:style style:name="Table2.A1" style:family="table-cell">
      <style:table-cell-properties fo:padding="0.0382in" fo:border="0.05pt solid #000000"/>
    </style:style>
    <style:style style:name="P1" style:family="paragraph" style:parent-style-name="Table_20_Heading">
      <style:text-properties fo:font-size="2pt" style:font-size-asian="2pt" style:font-size-complex="2pt"/>
    </style:style>
    <style:style style:name="P2" style:family="paragraph" style:parent-style-name="Table_20_Contents">
      <style:text-properties fo:font-size="2pt" style:font-size-asian="2pt" style:font-size-complex="2pt"/>
    </style:style>
    <style:style style:name="P3" style:family="paragraph" style:parent-style-name="Table_20_Contents">
      <style:text-properties style:font-name="Cousin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1">
      <style:paragraph-properties fo:margin-top="0in" fo:margin-bottom="0in" loext:contextual-spacing="false"/>
    </style:style>
    <style:style style:name="P9" style:family="paragraph" style:parent-style-name="Text_20_body" style:list-style-name="L2">
      <style:paragraph-properties fo:margin-top="0in" fo:margin-bottom="0in" loext:contextual-spacing="false"/>
    </style:style>
    <style:style style:name="P10" style:family="paragraph" style:parent-style-name="Text_20_body" style:list-style-name="L3">
      <style:paragraph-properties fo:margin-top="0in" fo:margin-bottom="0in" loext:contextual-spacing="false"/>
      <style:text-properties officeooo:paragraph-rsid="001d6e28"/>
    </style:style>
    <style:style style:name="P11" style:family="paragraph" style:parent-style-name="Text_20_body" style:list-style-name="L4">
      <style:paragraph-properties fo:margin-top="0in" fo:margin-bottom="0in" loext:contextual-spacing="false"/>
    </style:style>
    <style:style style:name="P12" style:family="paragraph" style:parent-style-name="Table_20_Contents">
      <style:text-properties fo:font-size="2pt" style:font-size-asian="2pt" style:font-size-complex="2pt"/>
    </style:style>
    <style:style style:name="P13" style:family="paragraph" style:parent-style-name="Table_20_Contents">
      <style:text-properties officeooo:rsid="001c4601" officeooo:paragraph-rsid="001c4601"/>
    </style:style>
    <style:style style:name="P14" style:family="paragraph" style:parent-style-name="Table_20_Contents">
      <style:text-properties fo:font-style="normal" fo:font-weight="bold" officeooo:rsid="001d6e28" officeooo:paragraph-rsid="001d6e28" style:font-style-asian="normal" style:font-weight-asian="bold" style:font-style-complex="normal" style:font-weight-complex="bold"/>
    </style:style>
    <style:style style:name="P15" style:family="paragraph" style:parent-style-name="Table_20_Contents">
      <style:text-properties fo:font-style="normal" fo:font-weight="normal" officeooo:rsid="001d6e28" officeooo:paragraph-rsid="001d6e28" style:font-style-asian="normal" style:font-weight-asian="normal" style:font-style-complex="normal" style:font-weight-complex="normal"/>
    </style:style>
    <style:style style:name="P16" style:family="paragraph" style:parent-style-name="Table_20_Contents">
      <style:text-properties officeooo:rsid="001d6e28" officeooo:paragraph-rsid="001d6e28"/>
    </style:style>
    <style:style style:name="P17" style:family="paragraph" style:parent-style-name="Table_20_Heading">
      <style:text-properties fo:font-size="2pt" style:font-size-asian="2pt" style:font-size-complex="2pt"/>
    </style:style>
    <style:style style:name="P18" style:family="paragraph" style:parent-style-name="Preformatted_20_Text">
      <style:text-properties fo:color="#629755" style:font-name="DejaVu Sans Mono" fo:font-size="11.3000001907349pt" fo:font-style="italic"/>
    </style:style>
    <style:style style:name="P19" style:family="paragraph" style:parent-style-name="Preformatted_20_Text">
      <style:paragraph-properties fo:margin-top="0in" fo:margin-bottom="0.1965in" loext:contextual-spacing="false"/>
      <style:text-properties fo:color="#a9b7c6" style:font-name="DejaVu Sans Mono" fo:font-size="11.3000001907349pt"/>
    </style:style>
    <style:style style:name="P20" style:family="paragraph" style:parent-style-name="Preformatted_20_Text">
      <style:text-properties fo:color="#629755"/>
    </style:style>
    <style:style style:name="P21" style:family="paragraph" style:parent-style-name="Preformatted_20_Text">
      <style:text-properties fo:color="#629755" style:font-name="DejaVu Sans Mono" fo:font-size="11.3000001907349pt" fo:font-style="italic"/>
    </style:style>
    <style:style style:name="P22" style:family="paragraph" style:parent-style-name="Preformatted_20_Text">
      <style:text-properties fo:color="#a9b7c6"/>
    </style:style>
    <style:style style:name="P23" style:family="paragraph" style:parent-style-name="Preformatted_20_Text">
      <style:text-properties fo:color="#a9b7c6" style:font-name="DejaVu Sans Mono" fo:font-size="11.3000001907349pt"/>
    </style:style>
    <style:style style:name="P24" style:family="paragraph" style:parent-style-name="Preformatted_20_Text">
      <style:text-properties fo:color="#808080"/>
    </style:style>
    <style:style style:name="P25" style:family="paragraph" style:parent-style-name="Preformatted_20_Text">
      <style:text-properties fo:color="#808080" style:font-name="DejaVu Sans Mono" fo:font-size="11.3000001907349pt"/>
    </style:style>
    <style:style style:name="T1" style:family="text">
      <style:text-properties officeooo:rsid="0019d460"/>
    </style:style>
    <style:style style:name="T2" style:family="text">
      <style:text-properties fo:font-style="normal" style:font-style-asian="normal" style:font-style-complex="normal"/>
    </style:style>
    <style:style style:name="T3" style:family="text">
      <style:text-properties style:font-name="DejaVu Sans Mono" fo:font-size="11.3000001907349pt"/>
    </style:style>
    <style:style style:name="T4" style:family="text">
      <style:text-properties style:font-name="DejaVu Sans Mono" fo:font-size="11.3000001907349pt" fo:font-style="italic"/>
    </style:style>
    <style:style style:name="T5" style:family="text">
      <style:text-properties fo:color="#cc7832"/>
    </style:style>
    <style:style style:name="T6" style:family="text">
      <style:text-properties fo:color="#cc7832" style:font-name="DejaVu Sans Mono" fo:font-size="11.3000001907349pt"/>
    </style:style>
    <style:style style:name="T7" style:family="text">
      <style:text-properties fo:color="#6897bb"/>
    </style:style>
    <style:style style:name="T8" style:family="text">
      <style:text-properties fo:color="#6897bb" style:font-name="DejaVu Sans Mono" fo:font-size="11.3000001907349pt"/>
    </style:style>
    <style:style style:name="T9" style:family="text">
      <style:text-properties fo:color="#ffc66d"/>
    </style:style>
    <style:style style:name="T10" style:family="text">
      <style:text-properties fo:color="#8888c6" style:font-name="DejaVu Sans Mono" fo:font-size="11.3000001907349pt"/>
    </style:style>
    <style:style style:name="T11" style:family="text">
      <style:text-properties fo:color="#6a8759" style:font-name="DejaVu Sans Mono" fo:font-size="11.3000001907349pt"/>
    </style:style>
    <style:style style:name="T12" style:family="text">
      <style:text-properties fo:color="#808080"/>
    </style:style>
    <style:style style:name="T13" style:family="text">
      <style:text-properties fo:color="#808080" style:font-name="DejaVu Sans Mono" fo:font-size="11.3000001907349pt"/>
    </style:style>
    <style:style style:name="T14" style:family="text">
      <style:text-properties fo:color="#aa4926" style:font-name="DejaVu Sans Mono" fo:font-size="11.3000001907349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project-3-oregon-trail"/>Project: Oregon Trail</text:h>
      <text:p text:style-name="Text_20_body">Using variables, functions, and conditionals in Python, students will create an Oregon Trail game.</text:p>
      <text:h text:style-name="Heading_20_2" text:outline-level="2"><text:bookmark text:name="overview"/>Overview</text:h>
      <text:p text:style-name="Text_20_body">We will be recreating Oregon Trail! The goal is to travel from NYC to Oregon (2000 miles) by Dec 31st. However, the trail is arduous. Each day costs you food and health. You can hunt and rest, but you have to get there before winter!</text:p>
      <text:h text:style-name="Heading_20_2" text:outline-level="2"><text:bookmark text:name="details"/>Details</text:h>
      <text:h text:style-name="Heading_20_3" text:outline-level="3"><text:bookmark text:name="behavior"/>Behavior</text:h>
      <text:list xml:id="list5488527376545986718" text:style-name="L1">
        <text:list-item>
          <text:p text:style-name="P8">Player starts in NYC on 03/01 with 2,000 miles to go, 500lbs of food, and 5 health.</text:p>
        </text:list-item>
        <text:list-item>
          <text:p text:style-name="P8">The player must get to Oregon by 12/31</text:p>
        </text:list-item>
        <text:list-item>
          <text:p text:style-name="P8">At the beginning of the game, user is asked their name.</text:p>
        </text:list-item>
        <text:list-item>
          <text:p text:style-name="P8">Each turn, the player is asked what action they choose, where the player can type in the following: <text:span text:style-name="Source_20_Text">travel</text:span>, <text:span text:style-name="Source_20_Text">rest</text:span>, <text:span text:style-name="Source_20_Text">hunt</text:span>, <text:span text:style-name="Source_20_Text">status</text:span>, <text:span text:style-name="Source_20_Text">help</text:span>, <text:span text:style-name="Source_20_Text">quit</text:span></text:p>
        </text:list-item>
        <text:list-item>
          <text:p text:style-name="P8">The player's health randomly decreases 2 times during the month.</text:p>
        </text:list-item>
        <text:list-item>
          <text:p text:style-name="P8">The player eats 5lbs of food a day.</text:p>
        </text:list-item>
        <text:list-item>
          <text:p text:style-name="P8"><text:span text:style-name="Source_20_Text">travel</text:span>: moves you randomly between 30-60 miles and takes 3-7 days (random).</text:p>
        </text:list-item>
        <text:list-item>
          <text:p text:style-name="P8"><text:span text:style-name="Source_20_Text">rest</text:span>: increases health 1 level (up to 5 maximum) and takes 2-5 days (random).</text:p>
        </text:list-item>
        <text:list-item>
          <text:p text:style-name="P8"><text:span text:style-name="Source_20_Text">hunt</text:span>: adds 100 lbs of food and takes 2-5 days (random).</text:p>
        </text:list-item>
        <text:list-item>
          <text:p text:style-name="P8"><text:span text:style-name="Source_20_Text">status</text:span>: lists food, health, distance traveled, and day.</text:p>
        </text:list-item>
        <text:list-item>
          <text:p text:style-name="P8"><text:span text:style-name="Source_20_Text">help</text:span>: lists all the commands.</text:p>
        </text:list-item>
        <text:list-item>
          <text:p text:style-name="P4"><text:span text:style-name="Source_20_Text">quit</text:span>: will end the game.</text:p>
        </text:list-item>
      </text:list>
      <text:h text:style-name="Heading_20_3" text:outline-level="3"><text:bookmark text:name="implementation-details"/>Implementation details</text:h>
      <text:list xml:id="list3950784052866861933" text:style-name="L2">
        <text:list-item>
          <text:p text:style-name="P9">Create functions for all options a player can take</text:p>
        </text:list-item>
        <text:list-item>
          <text:p text:style-name="P9">Use globals to keep track of player health, food pounds, miles to go, current day, current month</text:p>
        </text:list-item>
        <text:list-item>
          <text:p text:style-name="P9">Create a function add_day which updates the day</text:p>
        </text:list-item>
        <text:list-item>
          <text:p text:style-name="P9">Use global list to keep track of which months have 31 days and use this in the add_day function (i.e.: MONTHS_WITH_31_DAYS = [1, 3, 5, 7, 8, 10, 12])</text:p>
        </text:list-item>
        <text:list-item>
          <text:p text:style-name="P5">Create a function select_action which uses a while loop to call add_day function</text:p>
        </text:list-item>
      </text:list>
      <text:h text:style-name="Heading_20_2" text:outline-level="2"><text:bookmark text:name="grading"/><text:soft-page-break/>Grading</text:h>
      <text:h text:style-name="Heading_20_3" text:outline-level="3"><text:bookmark text:name="schemerubric"/>Scheme/Rubric</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text:span text:style-name="Strong_20_Emphasis">Functional Correctness(Behavior)</text:span></text:p>
            </table:table-cell>
            <table:table-cell table:style-name="Table1.A1" office:value-type="string">
              <text:p text:style-name="P1"/>
            </table:table-cell>
            <table:table-cell table:style-name="Table1.A1" office:value-type="string">
              <text:p text:style-name="P1"/>
            </table:table-cell>
          </table:table-row>
        </table:table-header-rows>
        <table:table-row>
          <table:table-cell table:style-name="Table1.A1" office:value-type="string">
            <text:p text:style-name="Table_20_Contents"><text:span text:style-name="Source_20_Text">Travel</text:span>, <text:span text:style-name="Source_20_Text">rest</text:span>, <text:span text:style-name="Source_20_Text">hunt</text:span></text:p>
          </table:table-cell>
          <table:table-cell table:style-name="Table1.A1" office:value-type="string">
            <text:p text:style-name="Table_20_Contents">15</text:p>
          </table:table-cell>
          <table:table-cell table:style-name="Table1.A1" office:value-type="string">
            <text:p text:style-name="P13">Y</text:p>
          </table:table-cell>
        </table:table-row>
        <table:table-row>
          <table:table-cell table:style-name="Table1.A1" office:value-type="string">
            <text:p text:style-name="Table_20_Contents"><text:span text:style-name="Source_20_Text">Status</text:span>, <text:span text:style-name="Source_20_Text">help</text:span>, and <text:span text:style-name="Source_20_Text">quit</text:span></text:p>
          </table:table-cell>
          <table:table-cell table:style-name="Table1.A1" office:value-type="string">
            <text:p text:style-name="Table_20_Contents">5</text:p>
          </table:table-cell>
          <table:table-cell table:style-name="Table1.A1" office:value-type="string">
            <text:p text:style-name="P13">Y</text:p>
          </table:table-cell>
        </table:table-row>
        <table:table-row>
          <table:table-cell table:style-name="Table1.A1" office:value-type="string">
            <text:p text:style-name="Table_20_Contents">Game ends if food runs out, days run out, or health runs out</text:p>
          </table:table-cell>
          <table:table-cell table:style-name="Table1.A1" office:value-type="string">
            <text:p text:style-name="Table_20_Contents">10</text:p>
          </table:table-cell>
          <table:table-cell table:style-name="Table1.A1" office:value-type="string">
            <text:p text:style-name="P13">y</text:p>
          </table:table-cell>
        </table:table-row>
        <table:table-row>
          <table:table-cell table:style-name="Table1.A1" office:value-type="string">
            <text:p text:style-name="Table_20_Contents">Days roll over correctly</text:p>
          </table:table-cell>
          <table:table-cell table:style-name="Table1.A1" office:value-type="string">
            <text:p text:style-name="Table_20_Contents">10</text:p>
          </table:table-cell>
          <table:table-cell table:style-name="Table1.A1" office:value-type="string">
            <text:p text:style-name="P13">y</text:p>
          </table:table-cell>
        </table:table-row>
        <table:table-row>
          <table:table-cell table:style-name="Table1.A1" office:value-type="string">
            <text:p text:style-name="Table_20_Contents">Food decreases every day</text:p>
          </table:table-cell>
          <table:table-cell table:style-name="Table1.A1" office:value-type="string">
            <text:p text:style-name="Table_20_Contents">5</text:p>
          </table:table-cell>
          <table:table-cell table:style-name="Table1.A1" office:value-type="string">
            <text:p text:style-name="P13">y</text:p>
          </table:table-cell>
        </table:table-row>
        <table:table-row>
          <table:table-cell table:style-name="Table1.A1" office:value-type="string">
            <text:p text:style-name="Table_20_Contents">Health decreases randomly</text:p>
          </table:table-cell>
          <table:table-cell table:style-name="Table1.A1" office:value-type="string">
            <text:p text:style-name="Table_20_Contents">5</text:p>
          </table:table-cell>
          <table:table-cell table:style-name="Table1.A1" office:value-type="string">
            <text:p text:style-name="P13">y</text:p>
          </table:table-cell>
        </table:table-row>
        <table:table-row>
          <table:table-cell table:style-name="Table1.A1" office:value-type="string">
            <text:p text:style-name="Table_20_Contents"><text:span text:style-name="Strong_20_Emphasis">Sub total</text:span></text:p>
          </table:table-cell>
          <table:table-cell table:style-name="Table1.A1" office:value-type="string">
            <text:p text:style-name="Table_20_Contents">50</text:p>
          </table:table-cell>
          <table:table-cell table:style-name="Table1.A1" office:value-type="string">
            <text:p text:style-name="Table_20_Contents"/>
          </table:table-cell>
        </table:table-row>
        <table:table-row>
          <table:table-cell table:style-name="Table1.A1" office:value-type="string">
            <text:p text:style-name="Table_20_Contents"><text:span text:style-name="Strong_20_Emphasis">Technical Correctness</text:span></text:p>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Table_20_Contents">Correctly use functions and contracts</text:p>
          </table:table-cell>
          <table:table-cell table:style-name="Table1.A1" office:value-type="string">
            <text:p text:style-name="Table_20_Contents">20</text:p>
          </table:table-cell>
          <table:table-cell table:style-name="Table1.A1" office:value-type="string">
            <text:p text:style-name="P13">y</text:p>
          </table:table-cell>
        </table:table-row>
        <table:table-row>
          <table:table-cell table:style-name="Table1.A1" office:value-type="string">
            <text:p text:style-name="Table_20_Contents">Correctly use imported random function</text:p>
          </table:table-cell>
          <table:table-cell table:style-name="Table1.A1" office:value-type="string">
            <text:p text:style-name="Table_20_Contents">5</text:p>
          </table:table-cell>
          <table:table-cell table:style-name="Table1.A1" office:value-type="string">
            <text:p text:style-name="P13">y</text:p>
          </table:table-cell>
        </table:table-row>
        <table:table-row>
          <table:table-cell table:style-name="Table1.A1" office:value-type="string">
            <text:p text:style-name="Table_20_Contents">Correctly use global variables</text:p>
          </table:table-cell>
          <table:table-cell table:style-name="Table1.A1" office:value-type="string">
            <text:p text:style-name="Table_20_Contents">5</text:p>
          </table:table-cell>
          <table:table-cell table:style-name="Table1.A1" office:value-type="string">
            <text:p text:style-name="P13">y</text:p>
          </table:table-cell>
        </table:table-row>
        <table:table-row>
          <table:table-cell table:style-name="Table1.A1" office:value-type="string">
            <text:p text:style-name="Table_20_Contents">Correctly use and update variables</text:p>
          </table:table-cell>
          <table:table-cell table:style-name="Table1.A1" office:value-type="string">
            <text:p text:style-name="Table_20_Contents">5</text:p>
          </table:table-cell>
          <table:table-cell table:style-name="Table1.A1" office:value-type="string">
            <text:p text:style-name="P13">y</text:p>
          </table:table-cell>
        </table:table-row>
        <table:table-row>
          <table:table-cell table:style-name="Table1.A1" office:value-type="string">
            <text:p text:style-name="Table_20_Contents">Correctly add_days and select_action functions</text:p>
          </table:table-cell>
          <table:table-cell table:style-name="Table1.A1" office:value-type="string">
            <text:p text:style-name="Table_20_Contents">15</text:p>
          </table:table-cell>
          <table:table-cell table:style-name="Table1.A1" office:value-type="string">
            <text:p text:style-name="P13">y</text:p>
          </table:table-cell>
        </table:table-row>
        <table:table-row>
          <table:table-cell table:style-name="Table1.A1" office:value-type="string">
            <text:p text:style-name="Table_20_Contents"><text:span text:style-name="Strong_20_Emphasis">Sub total</text:span></text:p>
          </table:table-cell>
          <table:table-cell table:style-name="Table1.A1" office:value-type="string">
            <text:p text:style-name="Table_20_Contents">50</text:p>
          </table:table-cell>
          <table:table-cell table:style-name="Table1.A1" office:value-type="string">
            <text:p text:style-name="Table_20_Contents"/>
          </table:table-cell>
        </table:table-row>
        <table:table-row>
          <table:table-cell table:style-name="Table1.A1" office:value-type="string">
            <text:p text:style-name="P14">Extra Credit</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15">1. rate of food consumption function of activity</text:p>
          </table:table-cell>
          <table:table-cell table:style-name="Table1.A1" office:value-type="string">
            <text:p text:style-name="Table_20_Contents"/>
          </table:table-cell>
          <table:table-cell table:style-name="Table1.A1" office:value-type="string">
            <text:p text:style-name="P16">y</text:p>
          </table:table-cell>
        </table:table-row>
        <table:table-row>
          <table:table-cell table:style-name="Table1.A1" office:value-type="string">
            <text:p text:style-name="P15">2. random event randomly occurs once a month</text:p>
          </table:table-cell>
          <table:table-cell table:style-name="Table1.A1" office:value-type="string">
            <text:p text:style-name="Table_20_Contents"/>
          </table:table-cell>
          <table:table-cell table:style-name="Table1.A1" office:value-type="string">
            <text:p text:style-name="P16">n</text:p>
          </table:table-cell>
        </table:table-row>
        <table:table-row>
          <table:table-cell table:style-name="Table1.A1" office:value-type="string">
            <text:p text:style-name="Table_20_Contents"><text:span text:style-name="Strong_20_Emphasis">Total</text:span></text:p>
          </table:table-cell>
          <table:table-cell table:style-name="Table1.A1" office:value-type="string">
            <text:p text:style-name="Table_20_Contents">100</text:p>
          </table:table-cell>
          <table:table-cell table:style-name="Table1.A1" office:value-type="string">
            <text:p text:style-name="Table_20_Contents"/>
          </table:table-cell>
        </table:table-row>
      </table:table>
      <text:h text:style-name="Heading_20_2" text:outline-level="2"><text:bookmark text:name="extra-credit"/>Extra Credit</text:h>
      <text:list xml:id="list8708947055892545395" text:style-name="L3">
        <text:list-item>
          <text:p text:style-name="P10"><text:bookmark-start text:name="__DdeLink__1454_848521543"/>Make the rate of food consumption be a function of activity. So if a player hunts for a turn they take up more food, but if they rest they take up less food.</text:p>
        </text:list-item>
        <text:list-item>
          <text:p text:style-name="P6">Create a random event that occurs randomly once a month, like a river crossing or a dysentery, that will take up a range of 1-10 food, 1-10 days and 0-1 health.<text:bookmark-end text:name="__DdeLink__1454_848521543"/></text:p>
        </text:list-item>
      </text:list>
      <table:table table:name="Table2" table:style-name="Table2">
        <table:table-column table:style-name="Table2.A"/>
        <table:table-row table:style-name="Table2.1">
          <table:table-cell table:style-name="Table2.A1" office:value-type="string">
            <text:p text:style-name="P18">"""</text:p>
            <text:p text:style-name="P20"><text:s text:c="4"/><text:span text:style-name="T4">2. Create a random event that occurs randomly once a month, like a river crossing or a dysentery,</text:span></text:p>
            <text:p text:style-name="P20"><text:s text:c="4"/><text:span text:style-name="T4">that will take up a range of 1-10 food, 1-10 days and 0-1 health.</text:span></text:p>
            <text:p text:style-name="P18">"""</text:p>
            <text:p text:style-name="P23"><text:span text:style-name="T5">import </text:span>random</text:p>
            <text:p text:style-name="P25"># Use globals to keep track of player health, food pounds, miles to go, current day, current month</text:p>
            <text:p text:style-name="P23">health = <text:span text:style-name="T7">5</text:span></text:p>
            <text:p text:style-name="P23">food = <text:span text:style-name="T7">500</text:span></text:p>
            <text:p text:style-name="P23">distance = <text:span text:style-name="T7">2000</text:span></text:p>
            <text:p text:style-name="P25"># how many miles traveled</text:p>
            <text:p text:style-name="P23">distance_traveled = <text:span text:style-name="T7">0</text:span></text:p>
            <text:p text:style-name="P25"># Player starts in NYC on 03/01</text:p>
            <text:p text:style-name="P23">current_month = <text:span text:style-name="T7">3</text:span></text:p>
            <text:p text:style-name="P23">current_day = <text:span text:style-name="T7">1</text:span></text:p>
            <text:p text:style-name="P23">days_used = <text:span text:style-name="T7">0</text:span></text:p>
            <text:p text:style-name="P25"># Use global list to keep track of which months have 31 days and use this in the add_day function</text:p>
            <text:p text:style-name="P25"># [1, 3, 5, 7, 8, 10, 12]</text:p>
            <text:p text:style-name="P23">days_in_months = [<text:span text:style-name="T7">31</text:span><text:span text:style-name="T5">, </text:span><text:span text:style-name="T7">30</text:span><text:span text:style-name="T5">, </text:span><text:span text:style-name="T7">31</text:span><text:span text:style-name="T5">, </text:span><text:span text:style-name="T7">30</text:span><text:span text:style-name="T5">, </text:span><text:span text:style-name="T7">31</text:span><text:span text:style-name="T5">, </text:span><text:span text:style-name="T7">30</text:span><text:span text:style-name="T5">, </text:span><text:span text:style-name="T7">31</text:span><text:span text:style-name="T5">, </text:span><text:span text:style-name="T7">31</text:span><text:span text:style-name="T5">, </text:span><text:span text:style-name="T7">30</text:span><text:span text:style-name="T5">, </text:span><text:span text:style-name="T7">31</text:span><text:span text:style-name="T5">, </text:span><text:span text:style-name="T7">30</text:span><text:span text:style-name="T5">, </text:span><text:span text:style-name="T7">31</text:span>]</text:p>
            <text:p text:style-name="P25"># The player's health randomly decreases 2 times during the month.</text:p>
            <text:p text:style-name="P23">shuffle = <text:span text:style-name="T5">True</text:span></text:p>
            <text:p text:style-name="P23">days_picked = []</text:p>
            <text:p text:style-name="P25"># beginning: user is asked their name.</text:p>
            <text:p text:style-name="P23"><text:span text:style-name="T5">def </text:span><text:span text:style-name="T9">get_name</text:span>():</text:p>
            <text:p text:style-name="P22"><text:s text:c="4"/><text:span text:style-name="T3">user_name = </text:span><text:span text:style-name="T10">input</text:span><text:span text:style-name="T3">(</text:span><text:span text:style-name="T11">"What is your name?"</text:span><text:span text:style-name="T3">)</text:span></text:p>
            <text:p text:style-name="P22"><text:s text:c="4"/><text:span text:style-name="T10">print</text:span><text:span text:style-name="T3">(</text:span><text:span text:style-name="T11">"-" </text:span><text:span text:style-name="T3">* </text:span><text:span text:style-name="T8">25 </text:span><text:span text:style-name="T3">+ </text:span><text:span text:style-name="T11">"</text:span><text:span text:style-name="T6">\n</text:span><text:span text:style-name="T11">March 1st - New York City</text:span><text:span text:style-name="T6">\n</text:span><text:span text:style-name="T11">" </text:span><text:span text:style-name="T3">+ </text:span><text:span text:style-name="T11">"-" </text:span><text:span text:style-name="T3">* </text:span><text:span text:style-name="T8">25</text:span><text:span text:style-name="T3">)</text:span></text:p>
            <text:p text:style-name="P22"><text:s text:c="4"/><text:span text:style-name="T10">print</text:span><text:span text:style-name="T3">(</text:span><text:span text:style-name="T11">"Hello,"</text:span><text:span text:style-name="T6">, </text:span><text:span text:style-name="T3">user_name + </text:span><text:span text:style-name="T11">"!"</text:span><text:span text:style-name="T3">)</text:span></text:p>
            <text:p text:style-name="P22"><text:s text:c="4"/><text:span text:style-name="T13"># intro</text:span></text:p>
            <text:p text:style-name="P22"><text:span text:style-name="T12"><text:s text:c="4"/></text:span><text:span text:style-name="T10">print</text:span><text:span text:style-name="T3">(</text:span><text:span text:style-name="T11">"You will be traveling through the Oregon Trail!"</text:span><text:span text:style-name="T3">)</text:span></text:p>
            <text:p text:style-name="P22"><text:s text:c="4"/><text:span text:style-name="T10">print</text:span><text:span text:style-name="T3">(</text:span><text:span text:style-name="T11">"Your goal is to travel across 2000 miles from New York City to Oregon by a covered wagon before Dec 31st."</text:span><text:span text:style-name="T3">)</text:span></text:p>
            <text:p text:style-name="P22"><text:s text:c="4"/><text:span text:style-name="T10">print</text:span><text:span text:style-name="T3">(</text:span><text:span text:style-name="T11">"However, the trail is arduous. Each day costs you food and health."</text:span><text:span text:style-name="T3">)</text:span></text:p>
            <text:p text:style-name="P22"><text:s text:c="4"/><text:span text:style-name="T10">print</text:span><text:span text:style-name="T3">(</text:span><text:span text:style-name="T11">"You can hunt and rest, but you have to get there before winter!"</text:span><text:span text:style-name="T3">)</text:span></text:p>
            <text:p text:style-name="P22"><text:s text:c="4"/><text:span text:style-name="T10">print</text:span><text:span text:style-name="T3">(</text:span><text:span text:style-name="T11">"You may begin your journey...</text:span><text:span text:style-name="T6">\n</text:span><text:span text:style-name="T11">"</text:span><text:span text:style-name="T3">)</text:span></text:p>
            <text:p text:style-name="P22"><text:s text:c="4"/><text:span text:style-name="T6">return </text:span><text:span text:style-name="T3">user_name</text:span></text:p>
            <text:p text:style-name="P25"># Each turn, the player asked what action choose: travel, rest, hunt, status, help, quit</text:p>
            <text:p text:style-name="P25"># Create a function select_action which uses a while loop to call add_day function</text:p>
            <text:p text:style-name="P23"><text:span text:style-name="T5">def </text:span><text:span text:style-name="T9">select_action</text:span>(user_name):</text:p>
            <text:p text:style-name="P22"><text:s text:c="4"/><text:span text:style-name="T6">if </text:span><text:span text:style-name="T3">distance == </text:span><text:span text:style-name="T8">0</text:span><text:span text:style-name="T3">:</text:span></text:p>
            <text:p text:style-name="P22"><text:s text:c="8"/><text:span text:style-name="T10">print</text:span><text:span text:style-name="T3">(</text:span><text:span text:style-name="T11">"Congratulations!</text:span><text:span text:style-name="T6">\n</text:span><text:span text:style-name="T11">You reached your destination, Oregon!"</text:span><text:span text:style-name="T3">)</text:span></text:p>
            <text:p text:style-name="P22"><text:s text:c="4"/><text:span text:style-name="T6">else</text:span><text:span text:style-name="T3">:</text:span></text:p>
            <text:p text:style-name="P22"><text:s text:c="8"/><text:span text:style-name="T13"># Game ends if food runs out, days run out, or health runs out</text:span></text:p>
            <text:p text:style-name="P22"><text:span text:style-name="T12"><text:s text:c="8"/></text:span><text:span text:style-name="T6">while </text:span><text:span text:style-name="T3">food &gt; </text:span><text:span text:style-name="T8">0 </text:span><text:span text:style-name="T3">^ current_month &lt; </text:span><text:span text:style-name="T8">13 </text:span><text:span text:style-name="T6">and </text:span><text:span text:style-name="T3">current_day != </text:span><text:span text:style-name="T8">31 </text:span><text:span text:style-name="T3">^ health &gt; </text:span><text:span text:style-name="T8">0</text:span><text:span text:style-name="T3">:</text:span></text:p>
            <text:p text:style-name="P22"><text:soft-page-break/><text:s text:c="12"/><text:span text:style-name="T6">global </text:span><text:span text:style-name="T3">days_used</text:span></text:p>
            <text:p text:style-name="P22"><text:s text:c="12"/><text:span text:style-name="T3">select = </text:span><text:span text:style-name="T10">input</text:span><text:span text:style-name="T3">(</text:span><text:span text:style-name="T11">"What do you want to do, " </text:span><text:span text:style-name="T3">+ user_name + </text:span><text:span text:style-name="T11">"?"</text:span><text:span text:style-name="T3">)</text:span></text:p>
            <text:p text:style-name="P22"><text:s text:c="12"/><text:span text:style-name="T3">days_used = </text:span><text:span text:style-name="T8">0</text:span></text:p>
            <text:p text:style-name="P22"><text:span text:style-name="T7"><text:s text:c="12"/></text:span><text:span text:style-name="T6">if </text:span><text:span text:style-name="T3">select == </text:span><text:span text:style-name="T11">"help"</text:span><text:span text:style-name="T3">:</text:span></text:p>
            <text:p text:style-name="P22"><text:s text:c="16"/><text:span text:style-name="T3">help_command()</text:span></text:p>
            <text:p text:style-name="P22"><text:s text:c="12"/><text:span text:style-name="T6">elif </text:span><text:span text:style-name="T3">select == </text:span><text:span text:style-name="T11">"status"</text:span><text:span text:style-name="T3">:</text:span></text:p>
            <text:p text:style-name="P22"><text:s text:c="16"/><text:span text:style-name="T3">status()</text:span></text:p>
            <text:p text:style-name="P22"><text:s text:c="12"/><text:span text:style-name="T6">elif </text:span><text:span text:style-name="T3">select == </text:span><text:span text:style-name="T11">"travel"</text:span><text:span text:style-name="T3">:</text:span></text:p>
            <text:p text:style-name="P22"><text:s text:c="16"/><text:span text:style-name="T3">travel()</text:span></text:p>
            <text:p text:style-name="P22"><text:s text:c="12"/><text:span text:style-name="T6">elif </text:span><text:span text:style-name="T3">select == </text:span><text:span text:style-name="T11">"rest"</text:span><text:span text:style-name="T3">:</text:span></text:p>
            <text:p text:style-name="P22"><text:s text:c="16"/><text:span text:style-name="T3">rest()</text:span></text:p>
            <text:p text:style-name="P22"><text:s text:c="12"/><text:span text:style-name="T6">elif </text:span><text:span text:style-name="T3">select == </text:span><text:span text:style-name="T11">"hunt"</text:span><text:span text:style-name="T3">:</text:span></text:p>
            <text:p text:style-name="P22"><text:s text:c="16"/><text:span text:style-name="T3">hunt()</text:span></text:p>
            <text:p text:style-name="P22"><text:s text:c="12"/><text:span text:style-name="T6">elif </text:span><text:span text:style-name="T3">select == </text:span><text:span text:style-name="T11">"quit"</text:span><text:span text:style-name="T3">:</text:span></text:p>
            <text:p text:style-name="P22"><text:s text:c="16"/><text:span text:style-name="T10">quit</text:span><text:span text:style-name="T3">()</text:span></text:p>
            <text:p text:style-name="P22"><text:s text:c="12"/><text:span text:style-name="T6">else</text:span><text:span text:style-name="T3">:</text:span></text:p>
            <text:p text:style-name="P22"><text:s text:c="16"/><text:span text:style-name="T10">print</text:span><text:span text:style-name="T3">(</text:span><text:span text:style-name="T11">"That is not an option..."</text:span><text:span text:style-name="T3">)</text:span></text:p>
            <text:p text:style-name="P22"><text:s text:c="16"/><text:span text:style-name="T3">select_action(user_name)</text:span></text:p>
            <text:p text:style-name="P22"><text:s text:c="12"/><text:span text:style-name="T3">add_day(days_used)</text:span></text:p>
            <text:p text:style-name="P22"><text:s text:c="8"/><text:span text:style-name="T6">else</text:span><text:span text:style-name="T3">:</text:span></text:p>
            <text:p text:style-name="P22"><text:s text:c="12"/><text:span text:style-name="T10">print</text:span><text:span text:style-name="T3">(</text:span><text:span text:style-name="T11">"GAME OVER!!!"</text:span><text:span text:style-name="T3">)</text:span></text:p>
            <text:p text:style-name="P22"><text:s text:c="12"/><text:span text:style-name="T6">if </text:span><text:span text:style-name="T3">food &lt;= </text:span><text:span text:style-name="T8">0</text:span><text:span text:style-name="T3">:</text:span></text:p>
            <text:p text:style-name="P22"><text:s text:c="16"/><text:span text:style-name="T10">print</text:span><text:span text:style-name="T3">(</text:span><text:span text:style-name="T11">"You ran out of food."</text:span><text:span text:style-name="T3">)</text:span></text:p>
            <text:p text:style-name="P22"><text:s text:c="12"/><text:span text:style-name="T6">elif </text:span><text:span text:style-name="T3">current_month &gt;= </text:span><text:span text:style-name="T8">12</text:span><text:span text:style-name="T3">:</text:span></text:p>
            <text:p text:style-name="P22"><text:s text:c="16"/><text:span text:style-name="T10">print</text:span><text:span text:style-name="T3">(</text:span><text:span text:style-name="T11">"You failed to reach your destination by December 31."</text:span><text:span text:style-name="T3">)</text:span></text:p>
            <text:p text:style-name="P22"><text:s text:c="12"/><text:span text:style-name="T6">elif </text:span><text:span text:style-name="T3">health &lt;= </text:span><text:span text:style-name="T8">0</text:span><text:span text:style-name="T3">:</text:span></text:p>
            <text:p text:style-name="P22"><text:s text:c="16"/><text:span text:style-name="T10">print</text:span><text:span text:style-name="T3">(</text:span><text:span text:style-name="T11">"Your health reached to 0."</text:span><text:span text:style-name="T3">)</text:span></text:p>
            <text:p text:style-name="P25"># help: lists all the commands.</text:p>
            <text:p text:style-name="P23"><text:span text:style-name="T5">def </text:span><text:span text:style-name="T9">help_command</text:span>():</text:p>
            <text:p text:style-name="P22"><text:s text:c="4"/><text:span text:style-name="T10">print</text:span><text:span text:style-name="T3">(</text:span><text:span text:style-name="T11">"-" </text:span><text:span text:style-name="T3">* </text:span><text:span text:style-name="T8">8</text:span><text:span text:style-name="T6">, </text:span><text:span text:style-name="T11">"OPTION MENU"</text:span><text:span text:style-name="T6">, </text:span><text:span text:style-name="T11">"-" </text:span><text:span text:style-name="T3">* </text:span><text:span text:style-name="T8">7</text:span><text:span text:style-name="T3">)</text:span></text:p>
            <text:p text:style-name="P22"><text:s text:c="4"/><text:span text:style-name="T10">print</text:span><text:span text:style-name="T3">(</text:span><text:span text:style-name="T11">" " </text:span><text:span text:style-name="T3">* </text:span><text:span text:style-name="T8">10</text:span><text:span text:style-name="T6">, </text:span><text:span text:style-name="T11">"travel</text:span><text:span text:style-name="T6">\n</text:span><text:span text:style-name="T11">"</text:span><text:span text:style-name="T6">, </text:span><text:span text:style-name="T11">" " </text:span><text:span text:style-name="T3">* </text:span><text:span text:style-name="T8">10</text:span><text:span text:style-name="T6">, </text:span><text:span text:style-name="T11">"rest</text:span><text:span text:style-name="T6">\n</text:span><text:span text:style-name="T11">"</text:span><text:span text:style-name="T6">, </text:span><text:span text:style-name="T11">" " </text:span><text:span text:style-name="T3">* </text:span><text:span text:style-name="T8">10</text:span><text:span text:style-name="T6">, </text:span><text:span text:style-name="T11">"hunt</text:span><text:span text:style-name="T6">\n</text:span><text:span text:style-name="T11">"</text:span><text:span text:style-name="T6">, </text:span><text:span text:style-name="T11">" " </text:span><text:span text:style-name="T3">* </text:span><text:span text:style-name="T8">9</text:span><text:span text:style-name="T6">, </text:span><text:span text:style-name="T11">"status"</text:span><text:span text:style-name="T3">)</text:span></text:p>
            <text:p text:style-name="P22"><text:s text:c="4"/><text:span text:style-name="T10">print</text:span><text:span text:style-name="T3">(</text:span><text:span text:style-name="T11">" " </text:span><text:span text:style-name="T3">* </text:span><text:span text:style-name="T8">11</text:span><text:span text:style-name="T6">, </text:span><text:span text:style-name="T11">"help</text:span><text:span text:style-name="T6">\n</text:span><text:span text:style-name="T11">"</text:span><text:span text:style-name="T6">, </text:span><text:span text:style-name="T11">" " </text:span><text:span text:style-name="T3">* </text:span><text:span text:style-name="T8">10</text:span><text:span text:style-name="T6">, </text:span><text:span text:style-name="T11">"quit"</text:span><text:span text:style-name="T3">)</text:span></text:p>
            <text:p text:style-name="P22"><text:s text:c="4"/><text:span text:style-name="T10">print</text:span><text:span text:style-name="T3">(</text:span><text:span text:style-name="T11">"-" </text:span><text:span text:style-name="T3">* </text:span><text:span text:style-name="T8">28</text:span><text:span text:style-name="T3">)</text:span></text:p>
            <text:p text:style-name="P25"># status: lists food, health, distance traveled, and day.</text:p>
            <text:p text:style-name="P23"><text:span text:style-name="T5">def </text:span><text:span text:style-name="T9">status</text:span>():</text:p>
            <text:p text:style-name="P22"><text:s text:c="4"/><text:span text:style-name="T10">print</text:span><text:span text:style-name="T3">(</text:span><text:span text:style-name="T11">"-" </text:span><text:span text:style-name="T3">* </text:span><text:span text:style-name="T8">10</text:span><text:span text:style-name="T6">, </text:span><text:span text:style-name="T11">"STATUS"</text:span><text:span text:style-name="T6">, </text:span><text:span text:style-name="T11">"-" </text:span><text:span text:style-name="T3">* </text:span><text:span text:style-name="T8">10</text:span><text:span text:style-name="T3">)</text:span></text:p>
            <text:p text:style-name="P22"><text:s text:c="4"/><text:span text:style-name="T10">print</text:span><text:span text:style-name="T3">(</text:span><text:span text:style-name="T11">"Date:"</text:span><text:span text:style-name="T6">, </text:span><text:span text:style-name="T3">current_month</text:span><text:span text:style-name="T6">, </text:span><text:span text:style-name="T11">"/"</text:span><text:span text:style-name="T6">, </text:span><text:span text:style-name="T3">current_day)</text:span></text:p>
            <text:p text:style-name="P22"><text:s text:c="4"/><text:span text:style-name="T10">print</text:span><text:span text:style-name="T3">(</text:span><text:span text:style-name="T11">"Food:"</text:span><text:span text:style-name="T6">, </text:span><text:span text:style-name="T3">food</text:span><text:span text:style-name="T6">, </text:span><text:span text:style-name="T11">"lbs</text:span><text:span text:style-name="T6">\n</text:span><text:span text:style-name="T11">Health:"</text:span><text:span text:style-name="T6">, </text:span><text:span text:style-name="T3">health</text:span><text:span text:style-name="T6">, </text:span><text:span text:style-name="T11">"</text:span><text:span text:style-name="T6">\n</text:span><text:span text:style-name="T11">Distance:"</text:span><text:span text:style-name="T6">, </text:span><text:span text:style-name="T3">distance</text:span><text:span text:style-name="T6">, </text:span><text:span text:style-name="T11">"miles</text:span><text:span text:style-name="T6">\n</text:span><text:span text:style-name="T11">" </text:span><text:span text:style-name="T3">+ </text:span><text:span text:style-name="T11">"-" </text:span><text:span text:style-name="T3">* </text:span><text:span text:style-name="T8">28</text:span><text:span text:style-name="T3">)</text:span></text:p>
            <text:p text:style-name="P25"># travel: moves you randomly between 30-60 miles and takes 3-7 days (random).</text:p>
            <text:p text:style-name="P25"># Make the rate of food consumption be a function of activity SO travelling is usual 51 lb</text:p>
            <text:p text:style-name="P23"><text:span text:style-name="T5">def </text:span><text:span text:style-name="T9">travel</text:span>():</text:p>
            <text:p text:style-name="P22"><text:s text:c="4"/><text:span text:style-name="T6">global </text:span><text:span text:style-name="T3">distance</text:span></text:p>
            <text:p text:style-name="P22"><text:s text:c="4"/><text:span text:style-name="T6">global </text:span><text:span text:style-name="T3">days_used</text:span></text:p>
            <text:p text:style-name="P22"><text:s text:c="4"/><text:span text:style-name="T6">global </text:span><text:span text:style-name="T3">distance_traveled</text:span></text:p>
            <text:p text:style-name="P22"><text:s text:c="4"/><text:span text:style-name="T6">global </text:span><text:span text:style-name="T3">food</text:span></text:p>
            <text:p text:style-name="P22"><text:soft-page-break/><text:s text:c="4"/><text:span text:style-name="T3">distance_traveled = random.randint(</text:span><text:span text:style-name="T8">30</text:span><text:span text:style-name="T6">, </text:span><text:span text:style-name="T8">60</text:span><text:span text:style-name="T3">)</text:span></text:p>
            <text:p text:style-name="P22"><text:s text:c="4"/><text:span text:style-name="T3">distance = distance - distance_traveled</text:span></text:p>
            <text:p text:style-name="P22"><text:s text:c="4"/><text:span text:style-name="T3">days_used += random.randint(</text:span><text:span text:style-name="T8">3</text:span><text:span text:style-name="T6">, </text:span><text:span text:style-name="T8">7</text:span><text:span text:style-name="T3">)</text:span></text:p>
            <text:p text:style-name="P22"><text:s text:c="4"/><text:span text:style-name="T10">print</text:span><text:span text:style-name="T3">(</text:span><text:span text:style-name="T11">"-" </text:span><text:span text:style-name="T3">* </text:span><text:span text:style-name="T8">8</text:span><text:span text:style-name="T6">, </text:span><text:span text:style-name="T11">"TRAVEL LOG"</text:span><text:span text:style-name="T6">, </text:span><text:span text:style-name="T11">"-" </text:span><text:span text:style-name="T3">* </text:span><text:span text:style-name="T8">8</text:span><text:span text:style-name="T3">)</text:span></text:p>
            <text:p text:style-name="P22"><text:s text:c="4"/><text:span text:style-name="T10">print</text:span><text:span text:style-name="T3">(</text:span><text:span text:style-name="T11">"Days travelled:"</text:span><text:span text:style-name="T6">, </text:span><text:span text:style-name="T3">days_used</text:span><text:span text:style-name="T6">, </text:span><text:span text:style-name="T11">"days</text:span><text:span text:style-name="T6">\n</text:span><text:span text:style-name="T11">Distance:"</text:span><text:span text:style-name="T6">, </text:span><text:span text:style-name="T3">distance_traveled</text:span><text:span text:style-name="T6">, </text:span><text:span text:style-name="T11">"miles"</text:span><text:span text:style-name="T3">)</text:span></text:p>
            <text:p text:style-name="P22"><text:s text:c="4"/><text:span text:style-name="T10">print</text:span><text:span text:style-name="T3">(</text:span><text:span text:style-name="T11">"-" </text:span><text:span text:style-name="T3">* </text:span><text:span text:style-name="T8">28</text:span><text:span text:style-name="T3">)</text:span></text:p>
            <text:p text:style-name="P22"><text:s text:c="4"/><text:span text:style-name="T13"># The player eats 5lbs of food a day</text:span></text:p>
            <text:p text:style-name="P22"><text:span text:style-name="T12"><text:s text:c="4"/></text:span><text:span text:style-name="T3">food -= days_used * </text:span><text:span text:style-name="T8">51</text:span></text:p>
            <text:p text:style-name="P25"># rest: increases health 1 level (up to 5 maximum) and takes 2-5 days (random).</text:p>
            <text:p text:style-name="P25"># if a player rest they take up less food.</text:p>
            <text:p text:style-name="P23"><text:span text:style-name="T5">def </text:span><text:span text:style-name="T9">rest</text:span>():</text:p>
            <text:p text:style-name="P22"><text:s text:c="4"/><text:span text:style-name="T6">global </text:span><text:span text:style-name="T3">health</text:span></text:p>
            <text:p text:style-name="P22"><text:s text:c="4"/><text:span text:style-name="T6">global </text:span><text:span text:style-name="T3">food</text:span></text:p>
            <text:p text:style-name="P22"><text:s text:c="4"/><text:span text:style-name="T6">global </text:span><text:span text:style-name="T3">days_used</text:span></text:p>
            <text:p text:style-name="P22"><text:s text:c="4"/><text:span text:style-name="T3">days_used += random.randint(</text:span><text:span text:style-name="T8">2</text:span><text:span text:style-name="T6">, </text:span><text:span text:style-name="T8">5</text:span><text:span text:style-name="T3">)</text:span></text:p>
            <text:p text:style-name="P22"><text:s text:c="4"/><text:span text:style-name="T10">print</text:span><text:span text:style-name="T3">(</text:span><text:span text:style-name="T11">"-" </text:span><text:span text:style-name="T3">* </text:span><text:span text:style-name="T8">8</text:span><text:span text:style-name="T6">, </text:span><text:span text:style-name="T11">"TRAVEL LOG"</text:span><text:span text:style-name="T6">, </text:span><text:span text:style-name="T11">"-" </text:span><text:span text:style-name="T3">* </text:span><text:span text:style-name="T8">8</text:span><text:span text:style-name="T3">)</text:span></text:p>
            <text:p text:style-name="P22"><text:s text:c="4"/><text:span text:style-name="T10">print</text:span><text:span text:style-name="T3">(</text:span><text:span text:style-name="T11">"Days rested:"</text:span><text:span text:style-name="T6">, </text:span><text:span text:style-name="T3">days_used)</text:span></text:p>
            <text:p text:style-name="P22"><text:s text:c="4"/><text:span text:style-name="T3">food -= days_used * </text:span><text:span text:style-name="T8">31</text:span></text:p>
            <text:p text:style-name="P22"><text:span text:style-name="T7"><text:s text:c="4"/></text:span><text:span text:style-name="T6">if </text:span><text:span text:style-name="T3">health &lt; </text:span><text:span text:style-name="T8">5</text:span><text:span text:style-name="T3">:</text:span></text:p>
            <text:p text:style-name="P22"><text:s text:c="8"/><text:span text:style-name="T3">health += </text:span><text:span text:style-name="T8">1</text:span></text:p>
            <text:p text:style-name="P22"><text:span text:style-name="T7"><text:s text:c="8"/></text:span><text:span text:style-name="T10">print</text:span><text:span text:style-name="T3">(</text:span><text:span text:style-name="T11">"Your health increased by 1"</text:span><text:span text:style-name="T3">)</text:span></text:p>
            <text:p text:style-name="P22"><text:s text:c="4"/><text:span text:style-name="T6">else</text:span><text:span text:style-name="T3">:</text:span></text:p>
            <text:p text:style-name="P22"><text:s text:c="8"/><text:span text:style-name="T10">print</text:span><text:span text:style-name="T3">(</text:span><text:span text:style-name="T11">"Maximum health reached"</text:span><text:span text:style-name="T3">)</text:span></text:p>
            <text:p text:style-name="P22"><text:s text:c="4"/><text:span text:style-name="T10">print</text:span><text:span text:style-name="T3">(</text:span><text:span text:style-name="T11">"-" </text:span><text:span text:style-name="T3">* </text:span><text:span text:style-name="T8">28</text:span><text:span text:style-name="T3">)</text:span></text:p>
            <text:p text:style-name="P25"># hunt: adds 100 lbs of food and takes 2-5 days (random).</text:p>
            <text:p text:style-name="P25"># if a player hunts for a turn they take up more food</text:p>
            <text:p text:style-name="P23"><text:span text:style-name="T5">def </text:span><text:span text:style-name="T9">hunt</text:span>():</text:p>
            <text:p text:style-name="P22"><text:s text:c="4"/><text:span text:style-name="T6">global </text:span><text:span text:style-name="T3">food</text:span></text:p>
            <text:p text:style-name="P22"><text:s text:c="4"/><text:span text:style-name="T6">global </text:span><text:span text:style-name="T3">days_used</text:span></text:p>
            <text:p text:style-name="P22"><text:s text:c="4"/><text:span text:style-name="T3">food += </text:span><text:span text:style-name="T8">100</text:span></text:p>
            <text:p text:style-name="P22"><text:span text:style-name="T7"><text:s text:c="4"/></text:span><text:span text:style-name="T3">days_used += random.randint(</text:span><text:span text:style-name="T8">2</text:span><text:span text:style-name="T6">, </text:span><text:span text:style-name="T8">5</text:span><text:span text:style-name="T3">)</text:span></text:p>
            <text:p text:style-name="P22"><text:s text:c="4"/><text:span text:style-name="T10">print</text:span><text:span text:style-name="T3">(</text:span><text:span text:style-name="T11">"-" </text:span><text:span text:style-name="T3">* </text:span><text:span text:style-name="T8">8</text:span><text:span text:style-name="T6">, </text:span><text:span text:style-name="T11">"TRAVEL LOG"</text:span><text:span text:style-name="T6">, </text:span><text:span text:style-name="T11">"-" </text:span><text:span text:style-name="T3">* </text:span><text:span text:style-name="T8">8</text:span><text:span text:style-name="T3">)</text:span></text:p>
            <text:p text:style-name="P22"><text:s text:c="4"/><text:span text:style-name="T10">print</text:span><text:span text:style-name="T3">(</text:span><text:span text:style-name="T11">"Days hunted:"</text:span><text:span text:style-name="T6">, </text:span><text:span text:style-name="T3">days_used</text:span><text:span text:style-name="T6">, </text:span><text:span text:style-name="T11">"days.</text:span><text:span text:style-name="T6">\n</text:span><text:span text:style-name="T11">Food collected: 100 lbs"</text:span><text:span text:style-name="T3">)</text:span></text:p>
            <text:p text:style-name="P22"><text:s text:c="4"/><text:span text:style-name="T10">print</text:span><text:span text:style-name="T3">(</text:span><text:span text:style-name="T11">"-" </text:span><text:span text:style-name="T3">* </text:span><text:span text:style-name="T8">28</text:span><text:span text:style-name="T3">)</text:span></text:p>
            <text:p text:style-name="P22"><text:s text:c="4"/><text:span text:style-name="T3">food -= days_used * </text:span><text:span text:style-name="T8">71</text:span></text:p>
            <text:p text:style-name="P25"># randomly chooses two dates when health is decreased</text:p>
            <text:p text:style-name="P23"><text:span text:style-name="T5">def </text:span><text:span text:style-name="T9">shuffle_health</text:span>():</text:p>
            <text:p text:style-name="P22"><text:s text:c="4"/><text:span text:style-name="T6">global </text:span><text:span text:style-name="T3">shuffle</text:span></text:p>
            <text:p text:style-name="P22"><text:s text:c="4"/><text:span text:style-name="T3">a = random.randint(</text:span><text:span text:style-name="T8">1</text:span><text:span text:style-name="T6">, </text:span><text:span text:style-name="T8">30</text:span><text:span text:style-name="T3">)</text:span></text:p>
            <text:p text:style-name="P22"><text:s text:c="4"/><text:span text:style-name="T3">days_picked.append(a)</text:span></text:p>
            <text:p text:style-name="P22"><text:s text:c="4"/><text:span text:style-name="T3">b = random.randint(a + </text:span><text:span text:style-name="T8">1</text:span><text:span text:style-name="T6">, </text:span><text:span text:style-name="T8">30</text:span><text:span text:style-name="T3">)</text:span></text:p>
            <text:p text:style-name="P22"><text:s text:c="4"/><text:span text:style-name="T3">days_picked.append(b)</text:span></text:p>
            <text:p text:style-name="P22"><text:s text:c="4"/><text:span text:style-name="T3">shuffle = </text:span><text:span text:style-name="T6">False</text:span></text:p>
            <text:p text:style-name="P25"># Create a function add_day which updates the day</text:p>
            <text:p text:style-name="P25"># player eats each day</text:p>
            <text:p text:style-name="P23"><text:span text:style-name="T5">def </text:span><text:span text:style-name="T9">add_day</text:span>(days):</text:p>
            <text:p text:style-name="P22"><text:s text:c="4"/><text:span text:style-name="T6">global </text:span><text:span text:style-name="T3">current_day</text:span></text:p>
            <text:p text:style-name="P22"><text:s text:c="4"/><text:span text:style-name="T6">global </text:span><text:span text:style-name="T3">current_month</text:span></text:p>
            <text:p text:style-name="P22"><text:soft-page-break/><text:s text:c="4"/><text:span text:style-name="T6">global </text:span><text:span text:style-name="T3">health</text:span></text:p>
            <text:p text:style-name="P22"><text:s text:c="4"/><text:span text:style-name="T6">global </text:span><text:span text:style-name="T3">shuffle</text:span></text:p>
            <text:p text:style-name="P22"><text:s text:c="4"/><text:span text:style-name="T13"># updates the day</text:span></text:p>
            <text:p text:style-name="P22"><text:span text:style-name="T12"><text:s text:c="4"/></text:span><text:span text:style-name="T3">check_day = current_day + days</text:span></text:p>
            <text:p text:style-name="P22"><text:s text:c="4"/><text:span text:style-name="T6">if </text:span><text:span text:style-name="T3">days_in_months[current_month - </text:span><text:span text:style-name="T8">1</text:span><text:span text:style-name="T3">] == </text:span><text:span text:style-name="T8">31 </text:span><text:span text:style-name="T6">and </text:span><text:span text:style-name="T3">check_day &gt; </text:span><text:span text:style-name="T8">31</text:span><text:span text:style-name="T3">:</text:span></text:p>
            <text:p text:style-name="P22"><text:s text:c="8"/><text:span text:style-name="T3">days = check_day - </text:span><text:span text:style-name="T8">31</text:span></text:p>
            <text:p text:style-name="P22"><text:span text:style-name="T7"><text:s text:c="8"/></text:span><text:span text:style-name="T3">current_day = </text:span><text:span text:style-name="T8">0</text:span></text:p>
            <text:p text:style-name="P22"><text:span text:style-name="T7"><text:s text:c="8"/></text:span><text:span text:style-name="T3">current_day += days</text:span></text:p>
            <text:p text:style-name="P22"><text:s text:c="8"/><text:span text:style-name="T3">current_month += </text:span><text:span text:style-name="T8">1</text:span></text:p>
            <text:p text:style-name="P22"><text:span text:style-name="T7"><text:s text:c="8"/></text:span><text:span text:style-name="T3">shuffle = </text:span><text:span text:style-name="T6">True</text:span></text:p>
            <text:p text:style-name="P22"><text:span text:style-name="T5"><text:s text:c="4"/></text:span><text:span text:style-name="T6">elif </text:span><text:span text:style-name="T3">days_in_months[current_month - </text:span><text:span text:style-name="T8">1</text:span><text:span text:style-name="T3">] == </text:span><text:span text:style-name="T8">30 </text:span><text:span text:style-name="T6">and </text:span><text:span text:style-name="T3">check_day &gt; </text:span><text:span text:style-name="T8">30</text:span><text:span text:style-name="T3">:</text:span></text:p>
            <text:p text:style-name="P22"><text:s text:c="8"/><text:span text:style-name="T3">days = check_day - </text:span><text:span text:style-name="T8">30</text:span></text:p>
            <text:p text:style-name="P22"><text:span text:style-name="T7"><text:s text:c="8"/></text:span><text:span text:style-name="T3">current_day = </text:span><text:span text:style-name="T8">0</text:span></text:p>
            <text:p text:style-name="P22"><text:span text:style-name="T7"><text:s text:c="8"/></text:span><text:span text:style-name="T3">current_day += days</text:span></text:p>
            <text:p text:style-name="P22"><text:s text:c="8"/><text:span text:style-name="T3">current_month += </text:span><text:span text:style-name="T8">1</text:span></text:p>
            <text:p text:style-name="P22"><text:span text:style-name="T7"><text:s text:c="8"/></text:span><text:span text:style-name="T3">shuffle = </text:span><text:span text:style-name="T6">True</text:span></text:p>
            <text:p text:style-name="P22"><text:span text:style-name="T5"><text:s text:c="4"/></text:span><text:span text:style-name="T6">else</text:span><text:span text:style-name="T3">:</text:span></text:p>
            <text:p text:style-name="P22"><text:s text:c="8"/><text:span text:style-name="T3">current_day += days</text:span></text:p>
            <text:p text:style-name="P22"><text:s text:c="4"/><text:span text:style-name="T13"># health decrease randomly 2 levels</text:span></text:p>
            <text:p text:style-name="P24"><text:s text:c="4"/><text:span text:style-name="T3"># two dates are chosen if the list is empty and boolean is true</text:span></text:p>
            <text:p text:style-name="P22"><text:span text:style-name="T12"><text:s text:c="4"/></text:span><text:span text:style-name="T6">if not </text:span><text:span text:style-name="T3">days_picked </text:span><text:span text:style-name="T6">and </text:span><text:span text:style-name="T3">shuffle:</text:span></text:p>
            <text:p text:style-name="P22"><text:s text:c="8"/><text:span text:style-name="T3">shuffle_health()</text:span></text:p>
            <text:p text:style-name="P22"><text:s text:c="4"/><text:span text:style-name="T13"># when boolean is false</text:span></text:p>
            <text:p text:style-name="P22"><text:span text:style-name="T12"><text:s text:c="4"/></text:span><text:span text:style-name="T6">if not </text:span><text:span text:style-name="T3">shuffle:</text:span></text:p>
            <text:p text:style-name="P22"><text:s text:c="8"/><text:span text:style-name="T13"># keeps from checking when list is empty</text:span></text:p>
            <text:p text:style-name="P22"><text:span text:style-name="T12"><text:s text:c="8"/></text:span><text:span text:style-name="T6">if not </text:span><text:span text:style-name="T3">days_picked:</text:span></text:p>
            <text:p text:style-name="P22"><text:s text:c="12"/><text:span text:style-name="T10">print</text:span><text:span text:style-name="T3">(</text:span><text:span text:style-name="T14">end</text:span><text:span text:style-name="T3">=</text:span><text:span text:style-name="T11">''</text:span><text:span text:style-name="T3">)</text:span></text:p>
            <text:p text:style-name="P22"><text:s text:c="8"/><text:span text:style-name="T6">elif </text:span><text:span text:style-name="T3">current_day &gt; days_picked[</text:span><text:span text:style-name="T8">0</text:span><text:span text:style-name="T3">]:</text:span></text:p>
            <text:p text:style-name="P22"><text:s text:c="12"/><text:span text:style-name="T3">days_picked.remove(days_picked[</text:span><text:span text:style-name="T8">0</text:span><text:span text:style-name="T3">])</text:span></text:p>
            <text:p text:style-name="P22"><text:s text:c="12"/><text:span text:style-name="T3">health -= </text:span><text:span text:style-name="T8">2</text:span></text:p>
            <text:p text:style-name="P22"><text:span text:style-name="T7"><text:s text:c="12"/></text:span><text:span text:style-name="T10">print</text:span><text:span text:style-name="T3">(</text:span><text:span text:style-name="T11">"Your health suddenly decreased by two."</text:span><text:span text:style-name="T3">)</text:span></text:p>
            <text:p text:style-name="P22"><text:s text:c="12"/><text:span text:style-name="T13"># rechecked for second date in case second date is near first and gets skipped</text:span></text:p>
            <text:p text:style-name="P22"><text:span text:style-name="T12"><text:s text:c="12"/></text:span><text:span text:style-name="T6">if not </text:span><text:span text:style-name="T3">days_picked:</text:span></text:p>
            <text:p text:style-name="P22"><text:s text:c="16"/><text:span text:style-name="T10">print</text:span><text:span text:style-name="T3">(</text:span><text:span text:style-name="T14">end</text:span><text:span text:style-name="T3">=</text:span><text:span text:style-name="T11">''</text:span><text:span text:style-name="T3">)</text:span></text:p>
            <text:p text:style-name="P22"><text:s text:c="12"/><text:span text:style-name="T6">elif </text:span><text:span text:style-name="T3">current_day &gt;= days_picked[</text:span><text:span text:style-name="T8">0</text:span><text:span text:style-name="T3">]:</text:span></text:p>
            <text:p text:style-name="P22"><text:s text:c="16"/><text:span text:style-name="T3">health -= </text:span><text:span text:style-name="T8">2</text:span></text:p>
            <text:p text:style-name="P22"><text:span text:style-name="T7"><text:s text:c="16"/></text:span><text:span text:style-name="T10">print</text:span><text:span text:style-name="T3">(</text:span><text:span text:style-name="T11">"Your health suddenly decreased by two again"</text:span><text:span text:style-name="T3">)</text:span></text:p>
            <text:p text:style-name="P23"><text:span text:style-name="T5">def </text:span><text:span text:style-name="T9">main</text:span>():</text:p>
            <text:p text:style-name="P22"><text:s text:c="4"/><text:span text:style-name="T3">select_action(get_name())</text:span></text:p>
            <text:p text:style-name="P19">main()</text:p>
            <text:p text:style-name="P3"/>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Courier New" svg:font-family="'Courier New'" style:font-family-generic="modern" style:font-pitch="fixed"/>
    <style:font-face style:name="Cousine" svg:font-family="Cousine" style:font-family-generic="modern"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1"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14:36:56.845710122</meta:creation-date>
    <dc:date>2018-04-01T20:56:48.193822928</dc:date>
    <meta:editing-duration>PT1H3M56S</meta:editing-duration>
    <meta:editing-cycles>3</meta:editing-cycles>
    <meta:generator>LibreOffice/5.0.6.2$Linux_X86_64 LibreOffice_project/00m0$Build-2</meta:generator>
    <meta:document-statistic meta:table-count="2" meta:image-count="0" meta:object-count="0" meta:page-count="6" meta:paragraph-count="249" meta:word-count="1391" meta:character-count="8821" meta:non-whitespace-character-count="6746"/>
  </office:meta>
</office:document-meta>
</file>